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DiamondList-ul" style:family="paragraph" style:parent-style-name="Standard" style:name="PDiamondList-ul" style:display-name="PDiamondList-ul"/>
    <text:list-style style:name="DiamondList-ul" style:display-name="DiamondList-ul">
      <text:list-level-style-bullet text:bullet-relative-size="75%" text:bullet-char="⬩" text:level="1">
        <style:list-level-properties text:list-level-position-and-space-mode="label-alignment" style:font-name="Chalkduster">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ol" style:display-name="DiamondList-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MyEnum-ul" style:display-name="MyEnum-ul">
      <text:list-level-style-bullet text:bullet-relative-size="75%" text:bullet-char="•" text:level="1">
        <style:list-level-properties text:list-level-position-and-space-mode="label-alignment" style:font-name="Times New Roman">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MyEnum-ol" style:family="paragraph" style:parent-style-name="Standard" style:name="PMyEnum-ol" style:display-name="PMyEnum-ol"/>
    <text:list-style style:name="MyEnum-ol" style:display-name="My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SquareList-ul" style:family="paragraph" style:parent-style-name="Standard" style:name="PSquareList-ul" style:display-name="PSquareList-ul"/>
    <text:list-style style:name="SquareList-ul" style:display-name="SquareList-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ol" style:display-name="SquareList-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OrderedList-ol" style:family="paragraph" style:parent-style-name="Standard" style:name="MPOrderedList-ol" style:display-name="POrderedList-ol"/>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ul" style:display-name="OrdinalEnum-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style:style style:list-style-name="OrdinalEnum-ol" style:family="paragraph" style:parent-style-name="Standard" style:name="POrdinalEnum-ol" style:display-name="POrdinalEnum-ol"/>
    <text:list-style style:name="OrdinalEnum-ol" style:display-name="OrdinalEnum-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font-name="Adobe Garamond Pro">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ul" style:display-name="Ordered-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style:style style:list-style-name="Ordered-ol" style:family="paragraph" style:parent-style-name="Standard" style:name="POrdered-ol" style:display-name="POrdered-ol"/>
    <text:list-style style:name="Ordered-ol" style:display-name="Ordered-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text:list-style style:name="OrdinalEnumSecond-ul" style:display-name="OrdinalEnumSecond-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style:style style:list-style-name="OrdinalEnumSecond-ol" style:family="paragraph" style:parent-style-name="Standard" style:name="POrdinalEnumSecond-ol" style:display-name="POrdinalEnumSecond-ol"/>
    <text:list-style style:name="OrdinalEnumSecond-ol" style:display-name="OrdinalEnumSecond-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iamondList1-ul" style:display-name="Diamon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1-ol" style:display-name="DiamondList1-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quareList1-ul" style:display-name="SquareList1-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1-ol" style:display-name="SquareList1-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List1-ul" style:display-name="Ordere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1-ol" style:display-name="OrderedList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2-ul" style:display-name="OrderedLis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2-ol" style:display-name="OrderedList2-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3-ul" style:display-name="OrderedList3-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3-ol" style:display-name="OrderedList3-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4-ul" style:display-name="OrderedList4-ul">
      <text:list-level-style-bullet text:bullet-relative-size="75%" text:bullet-char="•" text:level="1">
        <style:list-level-properties text:list-level-position-and-space-mode="label-alignment">
          <style:list-level-label-alignment fo:margin-left="50.0pt" fo:text-indent="-50.0pt" text:list-tab-stop-position="50.0pt" text:label-followed-by="listtab"/>
        </style:list-level-properties>
      </text:list-level-style-bullet>
      <text:list-level-style-bullet text:bullet-relative-size="75%" text:bullet-char="•" text:level="2">
        <style:list-level-properties text:list-level-position-and-space-mode="label-alignment">
          <style:list-level-label-alignment fo:margin-left="68.0pt" fo:text-indent="-50.0pt" text:list-tab-stop-position="68.0pt" text:label-followed-by="listtab"/>
        </style:list-level-properties>
      </text:list-level-style-bullet>
      <text:list-level-style-bullet text:bullet-relative-size="75%" text:bullet-char="•" text:level="3">
        <style:list-level-properties text:list-level-position-and-space-mode="label-alignment">
          <style:list-level-label-alignment fo:margin-left="86.0pt" fo:text-indent="-50.0pt" text:list-tab-stop-position="86.0pt" text:label-followed-by="listtab"/>
        </style:list-level-properties>
      </text:list-level-style-bullet>
      <text:list-level-style-bullet text:bullet-relative-size="75%" text:bullet-char="•" text:level="4">
        <style:list-level-properties text:list-level-position-and-space-mode="label-alignment">
          <style:list-level-label-alignment fo:margin-left="104.0pt" fo:text-indent="-50.0pt" text:list-tab-stop-position="104.0pt" text:label-followed-by="listtab"/>
        </style:list-level-properties>
      </text:list-level-style-bullet>
      <text:list-level-style-bullet text:bullet-relative-size="75%" text:bullet-char="•" text:level="5">
        <style:list-level-properties text:list-level-position-and-space-mode="label-alignment">
          <style:list-level-label-alignment fo:margin-left="122.0pt" fo:text-indent="-50.0pt" text:list-tab-stop-position="122.0pt" text:label-followed-by="listtab"/>
        </style:list-level-properties>
      </text:list-level-style-bullet>
      <text:list-level-style-bullet text:bullet-relative-size="75%" text:bullet-char="•" text:level="6">
        <style:list-level-properties text:list-level-position-and-space-mode="label-alignment">
          <style:list-level-label-alignment fo:margin-left="140.0pt" fo:text-indent="-50.0pt" text:list-tab-stop-position="140.0pt" text:label-followed-by="listtab"/>
        </style:list-level-properties>
      </text:list-level-style-bullet>
      <text:list-level-style-bullet text:bullet-relative-size="75%" text:bullet-char="•" text:level="7">
        <style:list-level-properties text:list-level-position-and-space-mode="label-alignment">
          <style:list-level-label-alignment fo:margin-left="158.0pt" fo:text-indent="-50.0pt" text:list-tab-stop-position="158.0pt" text:label-followed-by="listtab"/>
        </style:list-level-properties>
      </text:list-level-style-bullet>
      <text:list-level-style-bullet text:bullet-relative-size="75%" text:bullet-char="•" text:level="8">
        <style:list-level-properties text:list-level-position-and-space-mode="label-alignment">
          <style:list-level-label-alignment fo:margin-left="176.0pt" fo:text-indent="-50.0pt" text:list-tab-stop-position="176.0pt" text:label-followed-by="listtab"/>
        </style:list-level-properties>
      </text:list-level-style-bullet>
      <text:list-level-style-bullet text:bullet-relative-size="75%" text:bullet-char="•" text:level="9">
        <style:list-level-properties text:list-level-position-and-space-mode="label-alignment">
          <style:list-level-label-alignment fo:margin-left="194.0pt" fo:text-indent="-50.0pt" text:list-tab-stop-position="194.0pt" text:label-followed-by="listtab"/>
        </style:list-level-properties>
      </text:list-level-style-bullet>
      <text:list-level-style-bullet text:bullet-relative-size="75%" text:bullet-char="•" text:level="10">
        <style:list-level-properties text:list-level-position-and-space-mode="label-alignment">
          <style:list-level-label-alignment fo:margin-left="212.0pt" fo:text-indent="-50.0pt" text:list-tab-stop-position="212.0pt" text:label-followed-by="listtab"/>
        </style:list-level-properties>
      </text:list-level-style-bullet>
    </text:list-style>
    <text:list-style style:name="OrderedList4-ol" style:display-name="OrderedList4-ol">
      <text:list-level-style-number style:num-suffix=":" style:num-prefix="" text:start-value="None" text:level="1" style:num-format="i">
        <style:list-level-properties text:list-level-position-and-space-mode="label-alignment">
          <style:list-level-label-alignment fo:margin-left="50.0pt" fo:text-indent="-50.0pt" text:list-tab-stop-position="5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8.0pt" fo:text-indent="-50.0pt" text:list-tab-stop-position="6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6.0pt" fo:text-indent="-50.0pt" text:list-tab-stop-position="8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04.0pt" fo:text-indent="-50.0pt" text:list-tab-stop-position="10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22.0pt" fo:text-indent="-50.0pt" text:list-tab-stop-position="12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40.0pt" fo:text-indent="-50.0pt" text:list-tab-stop-position="14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8.0pt" fo:text-indent="-50.0pt" text:list-tab-stop-position="15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6.0pt" fo:text-indent="-50.0pt" text:list-tab-stop-position="17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94.0pt" fo:text-indent="-50.0pt" text:list-tab-stop-position="19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12.0pt" fo:text-indent="-50.0pt" text:list-tab-stop-position="212.0pt" text:label-followed-by="listtab"/>
        </style:list-level-properties>
      </text:list-level-style-number>
    </text:list-style>
    <text:list-style style:name="OrderedList5-ul" style:display-name="OrderedList5-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5-ol" style:display-name="OrderedList5-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1-ul" style:display-name="OrdinalEnum1-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text:list-style style:name="OrdinalEnum1-ol" style:display-name="OrdinalEnum1-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text:list-style style:name="MyEnum1-ul" style:display-name="MyEnum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MyEnum1-ol" style:display-name="MyEnum1-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4-ul" style:display-name="Default4-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4-ol" style:display-name="Default4-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18.0pt"/>
    </style:style>
    <text:list-style style:name="Ordered1-ul" style:display-name="Ordered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ol" style:display-name="Ordered1-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2" style:display-name="Sp2">
      <style:paragraph-properties style:line-spacing="18.0pt"/>
    </style:style>
    <text:list-style style:name="Ordered2-ul" style:display-name="Ordered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2-ol" style:display-name="Ordered2-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3" style:display-name="Sp3">
      <style:paragraph-properties style:line-spacing="18.0pt"/>
    </style:style>
    <text:list-style style:name="Ordered3-ul" style:display-name="Ordered3-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3-ol" style:display-name="Ordered3-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4" style:display-name="Sp4">
      <style:paragraph-properties style:line-spacing="18.0pt"/>
    </style:style>
    <text:list-style style:name="Ordered4-ul" style:display-name="Ordered4-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4-ol" style:display-name="Ordered4-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5" style:display-name="Sp5">
      <style:paragraph-properties style:line-spacing="18.0pt"/>
    </style:style>
    <text:list-style style:name="Ordered5-ul" style:display-name="Ordered5-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5-ol" style:display-name="Ordered5-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6" style:display-name="Sp6">
      <style:paragraph-properties style:line-spacing="18.0pt"/>
    </style:style>
    <text:list-style style:name="Ordered6-ul" style:display-name="Ordered6-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6-ol" style:display-name="Ordered6-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7" style:display-name="Sp7">
      <style:paragraph-properties style:line-spacing="18.0pt"/>
    </style:style>
    <text:list-style style:name="Ordered7-ul" style:display-name="Ordered7-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7-ol" style:display-name="Ordered7-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8" style:display-name="Sp8">
      <style:paragraph-properties style:line-spacing="18.0pt"/>
    </style:style>
    <text:list-style style:name="Ordered8-ul" style:display-name="Ordered8-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8-ol" style:display-name="Ordered8-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9" style:display-name="Sp9">
      <style:paragraph-properties style:line-spacing="18.0pt"/>
    </style:style>
    <text:list-style style:name="Ordered9-ul" style:display-name="Ordered9-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9-ol" style:display-name="Ordered9-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0" style:display-name="Sp10">
      <style:paragraph-properties style:line-spacing="18.0pt"/>
    </style:style>
    <text:list-style style:name="Ordered10-ul" style:display-name="Ordered10-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0-ol" style:display-name="Ordered10-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1" style:display-name="Sp11">
      <style:paragraph-properties style:line-spacing="18.0pt"/>
    </style:style>
    <text:list-style style:name="Ordered11-ul" style:display-name="Ordered1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1-ol" style:display-name="Ordered11-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2" style:display-name="Sp12">
      <style:paragraph-properties style:line-spacing="18.0pt"/>
    </style:style>
    <style:style style:family="paragraph" style:name="Sp13" style:display-name="Sp13">
      <style:paragraph-properties style:line-spacing="3.6pt"/>
    </style:style>
    <text:list-style style:name="OrdinalEnumSecond1-ul" style:display-name="OrdinalEnumSecond1-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text:list-style style:name="OrdinalEnumSecond1-ol" style:display-name="OrdinalEnumSecond1-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7-ul" style:display-name="Default7-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7-ol" style:display-name="Default7-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p text:style-name="Heading1"><text:span text:style-name="T8">Unordered lists</text:span></text:p>
      <text:p text:style-name="Heading2"><text:span text:style-name="T9">Multi-level</text:span></text:p>
      <text:list text:style-name="Default1-ul">
        <text:list-item text:start-value="1">
          <text:p text:style-name="PDefault-ul"><text:span text:style-name="T10">Welcome to RML 1</text:span></text:p>
        </text:list-item>
        <text:list-item>
          <text:list>
            <text:list-item text:start-value="1">
              <text:p text:style-name="PDefault-ul"><text:span text:style-name="T11">unordered 1 - disc</text:span></text:p>
            </text:list-item>
            <text:list-item>
              <text:p text:style-name="PDefault-ul"><text:span text:style-name="T12">unordered 2 - square</text:span></text:p>
            </text:list-item>
            <text:list-item>
              <text:list>
                <text:list-item text:start-value="1">
                  <text:p text:style-name="PDefault-ul"><text:span text:style-name="T13">Unordered - another one</text:span></text:p>
                </text:list-item>
                <text:list-item>
                  <text:p text:style-name="PDefault-ul"><text:span text:style-name="T14">Unordered - another one</text:span></text:p>
                </text:list-item>
              </text:list>
            </text:list-item>
            <text:list-item>
              <text:p text:style-name="PDefault-ul"><text:span text:style-name="T15">unordered 3 - diamond</text:span></text:p>
            </text:list-item>
            <text:list-item>
              <text:p text:style-name="PDefault-ul"><text:span text:style-name="T16">unordered 4 - rarrowhead</text:span></text:p>
            </text:list-item>
            <text:list-item>
              <text:p text:style-name="PDefault-ul"><text:span text:style-name="T17">unordered 5</text:span></text:p>
            </text:list-item>
            <text:list-item>
              <text:p text:style-name="PDefault-ul"><text:span text:style-name="T18">unordered 6</text:span></text:p>
            </text:list-item>
            <text:list-item>
              <text:p text:style-name="PDefault-ul"><text:span text:style-name="T19">unordered 3 - disc</text:span></text:p>
            </text:list-item>
            <text:list-item>
              <text:p text:style-name="PDefault-ul"><text:span text:style-name="T20">unordered 4</text:span></text:p>
            </text:list-item>
          </text:list>
        </text:list-item>
        <text:list-item>
          <text:p text:style-name="PDefault-ul"><text:span text:style-name="T21">Welcome to RML 2</text:span></text:p>
        </text:list-item>
        <text:list-item>
          <text:p text:style-name="PDefault-ul"><text:span text:style-name="T22">Welcome to RML 3</text:span></text:p>
        </text:list-item>
      </text:list>
      <text:p text:style-name="Heading2"><text:span text:style-name="T23">DiamondList</text:span></text:p>
      <text:p text:style-name="Normal"><text:span text:style-name="T24">Diamond bullet</text:span></text:p>
      <text:list text:style-name="DiamondList1-ul">
        <text:list-item text:start-value="1">
          <text:p text:style-name="PDiamondList-ul"><text:span text:style-name="T25">One</text:span></text:p>
        </text:list-item>
        <text:list-item>
          <text:p text:style-name="PDiamondList-ul"><text:span text:style-name="T26">Two</text:span></text:p>
        </text:list-item>
        <text:list-item>
          <text:p text:style-name="PDiamondList-ul"><text:span text:style-name="T27">Three</text:span></text:p>
        </text:list-item>
      </text:list>
      <text:p text:style-name="Heading2"><text:span text:style-name="T28">SquareList</text:span></text:p>
      <text:p text:style-name="Normal"><text:span text:style-name="T29">Square bullets</text:span></text:p>
      <text:list text:style-name="SquareList1-ul">
        <text:list-item text:start-value="1">
          <text:p text:style-name="PSquareList-ul"><text:span text:style-name="T30">One</text:span></text:p>
        </text:list-item>
        <text:list-item>
          <text:p text:style-name="PSquareList-ul"><text:span text:style-name="T31">Two</text:span></text:p>
        </text:list-item>
        <text:list-item>
          <text:p text:style-name="PSquareList-ul"><text:span text:style-name="T32">Three</text:span></text:p>
        </text:list-item>
      </text:list>
      <text:p text:style-name="Heading2"><text:span text:style-name="T33">Text bullets:</text:span></text:p>
      <text:list text:style-name="Resolutions1-ul">
        <text:list-item text:start-value="1">
          <text:p text:style-name="PResolutions-ul"><text:span text:style-name="T34">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PResolutions-ul"><text:span text:style-name="T35">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PResolutions-ul"><text:span text:style-name="T36">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text:p text:style-name="Heading1"><text:span text:style-name="T37">Ordered Lists</text:span></text:p>
      <text:p text:style-name="Heading2"><text:span text:style-name="T38">Number Types</text:span></text:p>
      <text:list text:style-name="OrderedList1-ol">
        <text:list-item text:start-value="1">
          <text:p text:style-name="MPOrderedList-ol"><text:span text:style-name="T39">One</text:span></text:p>
        </text:list-item>
        <text:list-item>
          <text:p text:style-name="MPOrderedList-ol"><text:span text:style-name="T40">Two</text:span></text:p>
        </text:list-item>
        <text:list-item>
          <text:p text:style-name="MPOrderedList-ol"><text:span text:style-name="T41">Three</text:span></text:p>
        </text:list-item>
      </text:list>
      <text:list text:style-name="OrderedList2-ol">
        <text:list-item text:start-value="1">
          <text:p text:style-name="MPOrderedList-ol"><text:span text:style-name="T42">One</text:span></text:p>
        </text:list-item>
        <text:list-item>
          <text:p text:style-name="MPOrderedList-ol"><text:span text:style-name="T43">Two</text:span></text:p>
        </text:list-item>
        <text:list-item>
          <text:p text:style-name="MPOrderedList-ol"><text:span text:style-name="T44">Three</text:span></text:p>
        </text:list-item>
      </text:list>
      <text:list text:style-name="OrderedList3-ol">
        <text:list-item text:start-value="1">
          <text:p text:style-name="MPOrderedList-ol"><text:span text:style-name="T45">One</text:span></text:p>
        </text:list-item>
        <text:list-item>
          <text:p text:style-name="MPOrderedList-ol"><text:span text:style-name="T46">Two</text:span></text:p>
        </text:list-item>
        <text:list-item>
          <text:p text:style-name="MPOrderedList-ol"><text:span text:style-name="T47">Three</text:span></text:p>
        </text:list-item>
      </text:list>
      <text:list text:style-name="OrderedList4-ol">
        <text:list-item text:start-value="1">
          <text:p text:style-name="MPOrderedList-ol"><text:span text:style-name="T48">One</text:span></text:p>
        </text:list-item>
        <text:list-item>
          <text:p text:style-name="MPOrderedList-ol"><text:span text:style-name="T49">Two</text:span></text:p>
        </text:list-item>
        <text:list-item>
          <text:p text:style-name="MPOrderedList-ol"><text:span text:style-name="T50">Three</text:span></text:p>
        </text:list-item>
      </text:list>
      <text:list text:style-name="OrderedList5-ol">
        <text:list-item text:start-value="1">
          <text:p text:style-name="MPOrderedList-ol"><text:span text:style-name="T51">One</text:span></text:p>
        </text:list-item>
        <text:list-item>
          <text:p text:style-name="MPOrderedList-ol"><text:span text:style-name="T52">Two</text:span></text:p>
        </text:list-item>
        <text:list-item>
          <text:p text:style-name="MPOrderedList-ol"><text:span text:style-name="T53">Three</text:span></text:p>
        </text:list-item>
      </text:list>
      <text:p text:style-name="Normal"><text:span text:style-name="T54">Use style to set bullet type.</text:span></text:p>
      <text:list text:style-name="OrdinalEnum1-ol">
        <text:list-item text:start-value="1">
          <text:p text:style-name="POrdinalEnum-ol"><text:span text:style-name="T55">One</text:span></text:p>
        </text:list-item>
        <text:list-item>
          <text:p text:style-name="POrdinalEnum-ol"><text:span text:style-name="T56">Two</text:span></text:p>
        </text:list-item>
        <text:list-item>
          <text:p text:style-name="POrdinalEnum-ol"><text:span text:style-name="T57">Three</text:span></text:p>
        </text:list-item>
      </text:list>
      <text:p text:style-name="Heading2"><text:span text:style-name="T58">MyEnum</text:span></text:p>
      <text:p text:style-name="Normal"><text:span text:style-name="T59">Bullet format: Parenthesis around numbers</text:span></text:p>
      <text:list text:style-name="MyEnum1-ol">
        <text:list-item text:start-value="1">
          <text:p text:style-name="PMyEnum-ol"><text:span text:style-name="T60">One</text:span></text:p>
        </text:list-item>
        <text:list-item>
          <text:p text:style-name="PMyEnum-ol"><text:span text:style-name="T61">Two</text:span></text:p>
        </text:list-item>
        <text:list-item>
          <text:p text:style-name="PMyEnum-ol"><text:span text:style-name="T62">Three</text:span></text:p>
        </text:list-item>
      </text:list>
      <text:p text:style-name="Normal"><text:span text:style-name="T63">Multiple levels</text:span></text:p>
      <text:list text:style-name="Default4-ol">
        <text:list-item text:start-value="1">
          <text:p text:style-name="PDefault-ol"><text:span text:style-name="T64">Welcome to RML 1</text:span></text:p>
        </text:list-item>
        <text:list-item>
          <text:list>
            <text:list-item text:start-value="1">
              <text:p text:style-name="PDefault-ol"><text:span text:style-name="T65">Ordered 1</text:span></text:p>
            </text:list-item>
            <text:list-item>
              <text:p text:style-name="PDefault-ol"><text:span text:style-name="T66">Ordered 2</text:span></text:p>
            </text:list-item>
            <text:list-item>
              <text:list>
                <text:list-item text:start-value="1">
                  <text:p text:style-name="PDefault-ol"><text:span text:style-name="T67">Ordered - another one</text:span></text:p>
                </text:list-item>
                <text:list-item>
                  <text:p text:style-name="PDefault-ol"><text:span text:style-name="T68">Ordered - another one</text:span></text:p>
                </text:list-item>
                <text:list-item>
                  <text:list>
                    <text:list-item text:start-value="1">
                      <text:p text:style-name="PDefault-ol"><text:span text:style-name="T69">Item 1</text:span></text:p>
                    </text:list-item>
                    <text:list-item>
                      <text:p text:style-name="PDefault-ol"><text:span text:style-name="T70">Item 2</text:span></text:p>
                    </text:list-item>
                  </text:list>
                </text:list-item>
              </text:list>
            </text:list-item>
            <text:list-item>
              <text:p text:style-name="PDefault-ol"><text:span text:style-name="T71">Ordered 3</text:span></text:p>
            </text:list-item>
            <text:list-item>
              <text:p text:style-name="PDefault-ol"><text:span text:style-name="T72">Ordered 4</text:span></text:p>
            </text:list-item>
            <text:list-item>
              <text:p text:style-name="PDefault-ol"><text:span text:style-name="T73">Ordered 5</text:span></text:p>
            </text:list-item>
            <text:list-item>
              <text:p text:style-name="PDefault-ol"><text:span text:style-name="T74">Ordered 6</text:span></text:p>
            </text:list-item>
          </text:list>
        </text:list-item>
        <text:list-item>
          <text:p text:style-name="PDefault-ol"><text:span text:style-name="T75">Welcome to RML 2</text:span></text:p>
        </text:list-item>
        <text:list-item>
          <text:p text:style-name="PDefault-ol"><text:span text:style-name="T76">Welcome to RML 3</text:span></text:p>
        </text:list-item>
      </text:list>
      <text:p text:style-name="Heading1"><text:span text:style-name="T77">Ordered List Bullet Types</text:span></text:p>
      <text:p text:style-name="Sp1"/>
      <text:p text:style-name="Heading2"><text:span text:style-name="T78">1</text:span></text:p>
      <text:list text:style-name="Ordered1-ol">
        <text:list-item text:start-value="1">
          <text:p text:style-name="POrdered-ol"><text:span text:style-name="T79">One</text:span></text:p>
        </text:list-item>
        <text:list-item>
          <text:p text:style-name="POrdered-ol"><text:span text:style-name="T80">Two</text:span></text:p>
        </text:list-item>
        <text:list-item>
          <text:p text:style-name="POrdered-ol"><text:span text:style-name="T81">Three</text:span></text:p>
        </text:list-item>
      </text:list>
      <text:p text:style-name="Sp2"/>
      <text:p text:style-name="Heading2"><text:span text:style-name="T82">a</text:span></text:p>
      <text:list text:style-name="Ordered2-ol">
        <text:list-item text:start-value="1">
          <text:p text:style-name="POrdered-ol"><text:span text:style-name="T83">One</text:span></text:p>
        </text:list-item>
        <text:list-item>
          <text:p text:style-name="POrdered-ol"><text:span text:style-name="T84">Two</text:span></text:p>
        </text:list-item>
        <text:list-item>
          <text:p text:style-name="POrdered-ol"><text:span text:style-name="T85">Three</text:span></text:p>
        </text:list-item>
      </text:list>
      <text:p text:style-name="Sp3"/>
      <text:p text:style-name="Heading2"><text:span text:style-name="T86">A</text:span></text:p>
      <text:list text:style-name="Ordered3-ol">
        <text:list-item text:start-value="1">
          <text:p text:style-name="POrdered-ol"><text:span text:style-name="T87">One</text:span></text:p>
        </text:list-item>
        <text:list-item>
          <text:p text:style-name="POrdered-ol"><text:span text:style-name="T88">Two</text:span></text:p>
        </text:list-item>
        <text:list-item>
          <text:p text:style-name="POrdered-ol"><text:span text:style-name="T89">Three</text:span></text:p>
        </text:list-item>
      </text:list>
      <text:p text:style-name="Sp4"/>
      <text:p text:style-name="Heading2"><text:span text:style-name="T90">i</text:span></text:p>
      <text:list text:style-name="Ordered4-ol">
        <text:list-item text:start-value="1">
          <text:p text:style-name="POrdered-ol"><text:span text:style-name="T91">One</text:span></text:p>
        </text:list-item>
        <text:list-item>
          <text:p text:style-name="POrdered-ol"><text:span text:style-name="T92">Two</text:span></text:p>
        </text:list-item>
        <text:list-item>
          <text:p text:style-name="POrdered-ol"><text:span text:style-name="T93">Three</text:span></text:p>
        </text:list-item>
      </text:list>
      <text:p text:style-name="Sp5"/>
      <text:p text:style-name="Heading2"><text:span text:style-name="T94">I</text:span></text:p>
      <text:list text:style-name="Ordered5-ol">
        <text:list-item text:start-value="1">
          <text:p text:style-name="POrdered-ol"><text:span text:style-name="T95">One</text:span></text:p>
        </text:list-item>
        <text:list-item>
          <text:p text:style-name="POrdered-ol"><text:span text:style-name="T96">Two</text:span></text:p>
        </text:list-item>
        <text:list-item>
          <text:p text:style-name="POrdered-ol"><text:span text:style-name="T97">Three</text:span></text:p>
        </text:list-item>
      </text:list>
      <text:p text:style-name="Sp6"/>
      <text:p text:style-name="Heading2"><text:span text:style-name="T98">l</text:span></text:p>
      <text:list text:style-name="Ordered6-ol">
        <text:list-item text:start-value="1">
          <text:p text:style-name="POrdered-ol"><text:span text:style-name="T99">One:<text:tab/>One</text:span></text:p>
        </text:list-item>
        <text:list-item>
          <text:p text:style-name="POrdered-ol"><text:span text:style-name="T100">Two:<text:tab/>Two</text:span></text:p>
        </text:list-item>
        <text:list-item>
          <text:p text:style-name="POrdered-ol"><text:span text:style-name="T101">Three:<text:tab/>Three</text:span></text:p>
        </text:list-item>
      </text:list>
      <text:p text:style-name="Sp7"/>
      <text:p text:style-name="Heading2"><text:span text:style-name="T102">L</text:span></text:p>
      <text:list text:style-name="Ordered7-ol">
        <text:list-item text:start-value="1">
          <text:p text:style-name="POrdered-ol"><text:span text:style-name="T103">ONE:<text:tab/>One</text:span></text:p>
        </text:list-item>
        <text:list-item>
          <text:p text:style-name="POrdered-ol"><text:span text:style-name="T104">TWO:<text:tab/>Two</text:span></text:p>
        </text:list-item>
        <text:list-item>
          <text:p text:style-name="POrdered-ol"><text:span text:style-name="T105">THREE:<text:tab/>Three</text:span></text:p>
        </text:list-item>
      </text:list>
      <text:p text:style-name="Sp8"/>
      <text:p text:style-name="Heading2"><text:span text:style-name="T106">o</text:span></text:p>
      <text:list text:style-name="Ordered8-ol">
        <text:list-item text:start-value="1">
          <text:p text:style-name="POrdered-ol"><text:span text:style-name="T107">First:<text:tab/>One</text:span></text:p>
        </text:list-item>
        <text:list-item>
          <text:p text:style-name="POrdered-ol"><text:span text:style-name="T108">Second:<text:tab/>Two</text:span></text:p>
        </text:list-item>
        <text:list-item>
          <text:p text:style-name="POrdered-ol"><text:span text:style-name="T109">Third:<text:tab/>Three</text:span></text:p>
        </text:list-item>
      </text:list>
      <text:p text:style-name="Sp9"/>
      <text:p text:style-name="Heading2"><text:span text:style-name="T110">O</text:span></text:p>
      <text:list text:style-name="Ordered9-ol">
        <text:list-item text:start-value="1">
          <text:p text:style-name="POrdered-ol"><text:span text:style-name="T111">FIRST:<text:tab/>One</text:span></text:p>
        </text:list-item>
        <text:list-item>
          <text:p text:style-name="POrdered-ol"><text:span text:style-name="T112">SECOND:<text:tab/>Two</text:span></text:p>
        </text:list-item>
        <text:list-item>
          <text:p text:style-name="POrdered-ol"><text:span text:style-name="T113">THIRD:<text:tab/>Three</text:span></text:p>
        </text:list-item>
      </text:list>
      <text:p text:style-name="Sp10"/>
      <text:p text:style-name="Heading2"><text:span text:style-name="T114">r</text:span></text:p>
      <text:list text:style-name="Ordered10-ol">
        <text:list-item text:start-value="1">
          <text:p text:style-name="POrdered-ol"><text:span text:style-name="T115">1st:<text:tab/>One</text:span></text:p>
        </text:list-item>
        <text:list-item>
          <text:p text:style-name="POrdered-ol"><text:span text:style-name="T116">2nd:<text:tab/>Two </text:span><text:span text:style-name="T117">bold</text:span></text:p>
        </text:list-item>
        <text:list-item>
          <text:p text:style-name="POrdered-ol"><text:span text:style-name="T118">3rd:<text:tab/>Three</text:span></text:p>
        </text:list-item>
      </text:list>
      <text:p text:style-name="Sp11"/>
      <text:p text:style-name="Heading2"><text:span text:style-name="T119">R</text:span></text:p>
      <text:list text:style-name="Ordered11-ol">
        <text:list-item text:start-value="1">
          <text:p text:style-name="POrdered-ol"><text:span text:style-name="T120">1ST:<text:tab/>One</text:span></text:p>
        </text:list-item>
        <text:list-item>
          <text:p text:style-name="POrdered-ol"><text:span text:style-name="T121">2ND:<text:tab/>Two</text:span></text:p>
        </text:list-item>
        <text:list-item>
          <text:p text:style-name="POrdered-ol"><text:span text:style-name="T122">3RD:<text:tab/>Three</text:span></text:p>
        </text:list-item>
      </text:list>
      <text:p text:style-name="Sp12"/>
      <text:p text:style-name="Normal"><text:span text:style-name="T123">Use style to set bullet type.</text:span></text:p>
      <text:p text:style-name="Sp13"/>
      <text:list text:style-name="OrdinalEnumSecond1-ol">
        <text:list-item text:start-value="1">
          <text:p text:style-name="POrdinalEnumSecond-ol"><text:span text:style-name="T124">1ST:<text:tab/>One</text:span></text:p>
        </text:list-item>
        <text:list-item>
          <text:p text:style-name="POrdinalEnumSecond-ol"><text:span text:style-name="T125">2ND:<text:tab/>Two</text:span></text:p>
        </text:list-item>
        <text:list-item>
          <text:p text:style-name="POrdinalEnumSecond-ol"><text:span text:style-name="T126">3RD:<text:tab/>Three</text:span></text:p>
        </text:list-item>
      </text:list>
      <text:p text:style-name="Heading1"><text:span text:style-name="T127">Starting with a given number</text:span></text:p>
      <text:list text:style-name="Default7-ol">
        <text:list-item text:start-value="5">
          <text:p text:style-name="PDefault-ol"><text:span text:style-name="T128">Five</text:span></text:p>
        </text:list-item>
        <text:list-item>
          <text:p text:style-name="PDefault-ol"><text:span text:style-name="T129">Six </text:span><text:span text:style-name="T130">bold</text:span></text:p>
        </text:list-item>
        <text:list-item>
          <text:p text:style-name="PDefault-ol"><text:span text:style-name="T131">Seven</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fo:font-weight="bold"/>
    </style:style>
    <style:style style:family="text" style:name="T118" style:display-name="T118">
      <style:text-properties/>
    </style:style>
    <style:style style:family="text" style:name="T119" style:display-name="T119">
      <style:text-properties/>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style:style>
    <style:style style:family="text" style:name="T125" style:display-name="T125">
      <style:text-properties/>
    </style:style>
    <style:style style:family="text" style:name="T126" style:display-name="T126">
      <style:text-properties/>
    </style:style>
    <style:style style:family="text" style:name="T127" style:display-name="T127">
      <style:text-properties/>
    </style:style>
    <style:style style:family="text" style:name="T128" style:display-name="T128">
      <style:text-properties/>
    </style:style>
    <style:style style:family="text" style:name="T129" style:display-name="T129">
      <style:text-properties/>
    </style:style>
    <style:style style:family="text" style:name="T130" style:display-name="T130">
      <style:text-properties fo:font-weight="bold"/>
    </style:style>
    <style:style style:family="text" style:name="T131" style:display-name="T131">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